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6f0c1" officeooo:paragraph-rsid="0006f0c1"/>
    </style:style>
    <style:style style:name="T1" style:family="text">
      <style:text-properties officeooo:rsid="000869e6"/>
    </style:style>
    <style:style style:name="T2" style:family="text">
      <style:text-properties officeooo:rsid="00089f0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tchell Reyes</text:p>
      <text:p text:style-name="P1">CS 202</text:p>
      <text:p text:style-name="P1">2/11/15</text:p>
      <text:p text:style-name="P1">Project 2 Documentation</text:p>
      <text:p text:style-name="P1"/>
      <text:p text:style-name="P1"><text:tab/>For this project we used structs for the project similar to project <text:span text:style-name="T2">2</text:span>. Instead of array<text:span text:style-name="T2">s</text:span>, we read in the file into a struct, then put the struct of data into a<text:span text:style-name="T2">n </text:span>array, <text:span text:style-name="T2">then we used pointers to access those values. When it is outputted to the file, it is configured so that each reel is on top of each other (i.e. 1-10 is the first reel, 11-20 is the second, 21-30 is the third). </text:span><text:s/>It gives the user options to choose from a menu system and is able to control the input and output of the slot machine and how the configuration works. The user has the option to print that configuration to the screen. There is an option from the menu that you are able to choose a reel and stop point and then it will print out that struct in that position. There is also an option that it randomly goes through each reel and then picks a random stop point in it, giving you a “payline” or a randomly generated single slot line. <text:span text:style-name="T1">It also outputs the bonus value of each symbol given and if it does have a bonus value, it also prints out a true or false value next to it. I wanted to design the menu a little nicer this time because I finally got the hang of things. I wanted it to be more readable to the user, so that it is easier to manage and easier to use. I spaced out the outputs of the menu so that it has a more distinct look to it, rather than putting it right up against the user input into the menu.</text:span> <text:span text:style-name="T1">The changes I would make if I had more time would be to try and make it so that the menu is even nicer and has clear instructions. I would try and fix the input so that when the user inputs something other than an integer, it gives you an error rather than keep printing and printing because it thinks that it is part of the default or part of the do-while loop. I would also try and add helpful hints to the user if they don't know what the menu do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1:31:15.682363448</meta:creation-date>
    <dc:date>2015-02-18T02:46:30.037010932</dc:date>
    <meta:editing-duration>PT7M34S</meta:editing-duration>
    <meta:editing-cycles>1</meta:editing-cycles>
    <meta:generator>LibreOffice/4.2.7.2$Linux_X86_64 LibreOffice_project/420m0$Build-2</meta:generator>
    <meta:document-statistic meta:table-count="0" meta:image-count="0" meta:object-count="0" meta:page-count="1" meta:paragraph-count="5" meta:word-count="378" meta:character-count="1894" meta:non-whitespace-character-count="1519"/>
  </office:meta>
</office:document-meta>
</file>